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Абзац_20_списка" style:list-style-name="WW8Num1">
      <style:paragraph-properties fo:margin-top="0in" fo:margin-bottom="0in" fo:line-height="100%"/>
      <style:text-properties fo:font-size="12pt" style:font-size-asian="12pt" style:font-size-complex="12pt"/>
    </style:style>
    <style:style style:name="P2" style:family="paragraph" style:parent-style-name="Standard">
      <style:paragraph-properties fo:margin-left="0.4917in" fo:margin-right="0in" fo:margin-top="0in" fo:margin-bottom="0in" fo:line-height="100%" fo:text-indent="0in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9835in" fo:margin-right="0in" fo:margin-top="0in" fo:margin-bottom="0in" fo:line-height="100%" fo:text-indent="0in" style:auto-text-indent="false"/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fo:margin-top="0in" fo:margin-bottom="0in" fo:line-height="100%" style:page-number="auto"/>
      <style:text-properties fo:font-size="12pt" style:font-size-asian="12pt" style:font-size-complex="12pt"/>
    </style:style>
    <style:style style:name="P5" style:family="paragraph" style:parent-style-name="Standard">
      <style:paragraph-properties fo:margin-top="0in" fo:margin-bottom="0in" fo:line-height="100%"/>
      <style:text-properties fo:font-size="12pt" style:font-size-asian="12pt" style:font-size-complex="12pt"/>
    </style:style>
    <style:style style:name="P6" style:family="paragraph" style:parent-style-name="Standard" style:list-style-name="WW8Num2">
      <style:paragraph-properties fo:margin-top="0in" fo:margin-bottom="0in" fo:line-height="100%"/>
      <style:text-properties fo:font-size="12pt" style:font-size-asian="12pt" style:font-size-complex="12pt"/>
    </style:style>
    <style:style style:name="T1" style:family="text">
      <style:text-properties style:font-name-complex="Calibr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ВВЕДЕНИЕ</text:p>
      <text:p text:style-name="P5">Патологическая<text:span text:style-name="T1"> </text:span>анатомия<text:span text:style-name="T1"> – </text:span>наука,<text:span text:style-name="T1"> </text:span>изучающая<text:span text:style-name="T1"> </text:span>морфологический<text:span text:style-name="T1"> </text:span>субстрат<text:span text:style-name="T1"> </text:span>болезней.</text:p>
      <text:p text:style-name="P5">Задачи<text:span text:style-name="T1"> </text:span>практической<text:span text:style-name="T1"> </text:span>патанатомии.</text:p>
      <text:p text:style-name="P5">Методы:</text:p>
      <text:list xml:id="list20603513471" text:style-name="WW8Num1">
        <text:list-item>
          <text:p text:style-name="P1">Вскрытие<text:span text:style-name="T1"> </text:span>(аутопсия)</text:p>
        </text:list-item>
        <text:list-item>
          <text:p text:style-name="P1">Биопсия</text:p>
        </text:list-item>
        <text:list-item>
          <text:p text:style-name="P1">Эксперимент</text:p>
        </text:list-item>
      </text:list>
      <text:p text:style-name="P5">ДИСТРОФИИ</text:p>
      <text:p text:style-name="P5">Этиология<text:span text:style-name="T1"> </text:span>альтерации<text:span text:style-name="T1"> </text:span>(для<text:span text:style-name="T1"> </text:span>желающих<text:span text:style-name="T1"> </text:span>патофизиология<text:span text:style-name="T1"> </text:span>подробно)</text:p>
      <text:p text:style-name="P5">Патогенез</text:p>
      <text:p text:style-name="P5">Классификация<text:span text:style-name="T1"> </text:span>(схема<text:span text:style-name="T1"> </text:span>ответа:<text:span text:style-name="T1"> </text:span>патофизиология,<text:span text:style-name="T1"> </text:span>морфологические<text:span text:style-name="T1"> </text:span>изменения,<text:span text:style-name="T1"> </text:span>гистохимические<text:span text:style-name="T1"> </text:span>реакции,<text:span text:style-name="T1"> </text:span>исход)</text:p>
      <text:list xml:id="list1646850325" text:style-name="WW8Num2">
        <text:list-item>
          <text:p text:style-name="P6">Паренхиматозные<text:span text:style-name="T1"> </text:span>дистрофии</text:p>
        </text:list-item>
      </text:list>
      <text:p text:style-name="P2">а)<text:span text:style-name="T1"> </text:span>диспротеинозы</text:p>
      <text:p text:style-name="P3">-<text:span text:style-name="T1"> </text:span>зернистая</text:p>
      <text:p text:style-name="P3">-<text:span text:style-name="T1"> </text:span>вакуольная</text:p>
      <text:p text:style-name="P3">-<text:span text:style-name="T1"> </text:span>гиалиново-капельная.<text:span text:style-name="T1"> </text:span>Понятия<text:span text:style-name="T1"> </text:span>«некроз»<text:span text:style-name="T1"> </text:span>и<text:span text:style-name="T1"> </text:span>«апоптоз»<text:span text:style-name="T1"> </text:span>клетки</text:p>
      <text:p text:style-name="P2">б)<text:span text:style-name="T1"> </text:span>липидозы</text:p>
      <text:p text:style-name="P2">в)<text:span text:style-name="T1"> </text:span>углеводные</text:p>
      <text:p text:style-name="P5"/>
      <text:list xml:id="list1887393289" text:continue-numbering="true" text:style-name="WW8Num2">
        <text:list-item>
          <text:p text:style-name="P6">Стромально-сосудистые<text:span text:style-name="T1"> </text:span>(межуточные)<text:span text:style-name="T1"> </text:span>дистрофии</text:p>
        </text:list-item>
      </text:list>
      <text:p text:style-name="P2">а)<text:span text:style-name="T1"> </text:span>мукоидное<text:span text:style-name="T1"> </text:span>набухание</text:p>
      <text:p text:style-name="P2">б)<text:span text:style-name="T1"> </text:span>фибриноидное<text:span text:style-name="T1"> </text:span>набухание</text:p>
      <text:p text:style-name="P2">в)<text:span text:style-name="T1"> </text:span>гиалиноз</text:p>
      <text:p text:style-name="P2">г)<text:span text:style-name="T1"> </text:span>амилоидоз</text:p>
      <text:p text:style-name="P2"/>
      <text:list xml:id="list536473908" text:continue-numbering="true" text:style-name="WW8Num2">
        <text:list-item>
          <text:p text:style-name="P6">Смешанные<text:span text:style-name="T1"> </text:span>дистрофии<text:span text:style-name="T1"> </text:span>(нарушения<text:span text:style-name="T1"> </text:span>обмена)</text:p>
        </text:list-item>
      </text:list>
      <text:p text:style-name="P2">а)<text:span text:style-name="T1"> </text:span>хромопротеидов</text:p>
      <text:p text:style-name="P2">б)<text:span text:style-name="T1"> </text:span>нуклеопротеидов</text:p>
      <text:p text:style-name="P2">в)<text:span text:style-name="T1"> </text:span>минерал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Абзац_20_списка" style:display-name="Абзац списка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1pt" style:font-size-asian="11pt" style:font-size-complex="11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-complex="Calibri"/>
    </style:style>
    <style:page-layout style:name="Mpm1">
      <style:page-layout-properties fo:page-width="8.2681in" fo:page-height="11.6929in" style:num-format="1" style:print-orientation="portrait" fo:margin-top="0.4917in" fo:margin-bottom="0.7874in" fo:margin-left="1.1811in" fo:margin-right="0.590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71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1<text:span text:style-name="MT1"> </text:span>ЛЕКЦИЯ</text:p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e</meta:initial-creator>
    <meta:creation-date>2010-08-16T15:45:00</meta:creation-date>
    <dc:creator>Mikhail Veltishchev</dc:creator>
    <dc:date>2013-07-04T22:40:19</dc:date>
    <meta:editing-cycles>13</meta:editing-cycles>
    <meta:editing-duration>PT1H4M19S</meta:editing-duration>
    <meta:generator>LibreOffice/3.4$Unix LibreOffice_project/340m1$Build-602</meta:generator>
    <meta:document-statistic meta:table-count="0" meta:image-count="0" meta:object-count="0" meta:page-count="1" meta:paragraph-count="28" meta:word-count="84" meta:character-count="706" meta:non-whitespace-character-count="656"/>
    <meta:user-defined meta:name="Info 1"/>
    <meta:user-defined meta:name="Info 2"/>
    <meta:user-defined meta:name="Info 3"/>
    <meta:user-defined meta:name="Info 4"/>
  </office:meta>
</office:document-meta>
</file>